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tte année pour mon TIPE j’ai décidé d’étudier la reconnaissance musicale. Je vais donc vous présenter quelques généralités sur cette dernière. Je vais essayer de vous expliquer l’algorithme centrale de la reconnaissance musicale : l’algorithme d’empreinte. Finalement je vais conclure sur les résultats que j’ai obtenus avec cette algorithme.</text:p>
      <text:p text:style-name="Standard">Tout d’abord le principe de la reconnaissance musicale. Le but ultime d’un tel programme et sde reconnaitre peu importe le morceau et sa durée, son origine. Bref associé à un morceau une donnée connue.</text:p>
      <text:p text:style-name="Standard">---------------------------------------------------- <text:s/>Fin Slide 1</text:p>
      <text:p text:style-name="Standard">Ce schéma explique en partie le fonctionnement réel d’un tel programme. En effet pour chaque nouvelle musique le programme va incrémenter la base de donnée avec une nouvelle empreinte. Côté utilisateur, le programme doit faire l’empreinte de chaque morceau qui lui est soumis et le comparer avec toutes les empreintes de la base de donnée jusqu’à trouver celle qui convient. </text:p>
      <text:p text:style-name="Standard">---------------------------------------------------- <text:s/>Fin Slide 2 <text:s/></text:p>
      <text:p text:style-name="Standard">L’algorithme repose sur un principe simple, on trace le spectrogramme du signal. Pour cela il faut tout d’abord transformer le signal stéréo en mono, c’est-à-dire passer d’une signale à deux voies (droite gauche) à un signale à une voie. Pour ma part je n’ai travaillé qu’avec des fichier wav codé sur 24 bit. D’ailleurs à l’aide de Will Drevo diplômé du MIT, j’ai créé programme permettant de lire ces fichiers.</text:p>
      <text:p text:style-name="Standard">---------------------------------------------------- Fin Slide 3</text:p>
      <text:p text:style-name="Standard">Ensuite le but est de déterminer les amplitudes les plus fortes celle qui caractérise le morceau, et à partir de cela créer une empreinte qui sera presque unique. En effet l’empreinte de ce morceau ne sera associée qu’à l’empreinte de la musique dont le morceau est extrait</text:p>
      <text:p text:style-name="Standard">Pour la partie algorithmique on étudiera <text:s/>la <text:s/>FFT, ou Fast fourier transform, <text:s/>qui renvoit un array, un tableau dont l’indice des colonnes représente le temps et celle des lignes les fréquences et le contenu un équivalent de l’amplitude associé à un temps et une fréquence. Pour un extrait de 15 secondes, on 341 colonnes et 2049 lignes. Pour un extrait de 3 minutes on a colonnes et 2049 lignes. </text:p>
      <text:p text:style-name="Standard">---------------------------------------------------- Fin Slide 4</text:p>
      <text:p text:style-name="Standard"><text:s/>Le but est de caractériser les maxima locaux d'amplitude, de définir ce que c'est.Prenons cet exemple avec la structure de carré qui se trouve là pour expliciter l'algorithme. Pour chaque valeur du tableau on utilise cette structure, c'est à dire que pour une valeur donnée x chaque valeure qui se trouve à 1 case <text:s/>de x est convertie en x. Les tableau suivants explicite comment cela marche. 1Ère valeure 4, elle est <text:s/>au bord donc seul 35 et 5 sont transformé en 4 dans ce nouveau tableau. Deuxième valeur du tableau de base, 35, donc 4, 25 , 32 vont être remplacer par 35. Comme 35 est plus grand que 4, 4 va être ecrasé par 35. Pareil avec 25 qui va être écrasé par 35 et ainsi de suite</text:p>
      <text:p text:style-name="Standard">---------------------------------------------------- Fin Slide 5</text:p>
      <text:p text:style-name="Standard">Le résultat final obtenu est celui ci, Les amplitudes sont discrétisé. A chaque couleur correspond une amplitude. Chaque amplitude présente dans ce tableau est alors une potentiel amplitude maximal. On filtre les amplitudes trop faible, on impose un certain seuil afin de ne pas avoir trop de valeur et délimiener les valeurs bruits On compare ensuite les deux tableaux. On regarde pour chaque coordonnée des deux tableaux s'il y a égalité. S'il y a égalité on a une amplitude maximale dont on connaît la coordonnée en temps et fréquence. </text:p>
      <text:p text:style-name="Standard"><text:soft-page-break/>---------------------------------------------------- Fin Slide 6</text:p>
      <text:p text:style-name="Standard">On récupère alors une liste de triplet. C'est à partir de cette liste de triplet qu'on forme l'empreinte.En réalité l'amplitude ne va pas faire partie de l'empreinte car elle dépend des qualités de l'enregistrement et donc ne peut être utilisé pour reconnaître la musique. Le but est de rechercher l'unicité de l'empreinte. Pour ma part une empreinte est juste l'association de deux fréquence et d'une différence de temps. Revenons sur l'exemple précédent. On avait donc les coordonnée temps fréquence et on obtient 42 sous empreintes possibles. Décément on ne peut tout garder car pour un réel tableau issue d'un spectrogramme on a en générale quelque milliers d'amplitude maximales et donc bien plus de sous empreintes possible. On impose un degré temporelle, dans cet exemple je dis que toutes les sous empreintes ayant une différence de temps supérieur à 1 ne sont plus des sous empreintes. L'enjeu de l'algorithme est de définir un degré « équitable » de tel sorte à garder assez d'empreinte pour reconnaître la musique et à la fois ne pas en garder trop pour ne pas avoir de fichier lourd. </text:p>
      <text:p text:style-name="Standard">---------------------------------------------------- Fin Slide 7</text:p>
      <text:p text:style-name="Standard">Maintenant il faut comprendre en quoi l'obtention d'empreinte nous permet de reconnaître une musique. On sait que ces empreintes sont presque unique. De plus les sous empreintes que contient l'empreinte de l'extrait quant à elle ne dépend pas de cet extrait. En effet puisque dans la sous empreinte on n'a que les fréquences et la différences de temps rien de tout cela ne dépend de l'extrait, les sous empreinte de l'extrait doivent donc être retrouvé dans l'empreinte du morceau entier ! On procède alors par comparaison. On cherche la musique de la base de donnée ayant le plus de correspondance en terme de sous empreinte avec l'extrait, cette musique est censé être celle recherchée.</text:p>
      <text:p text:style-name="Standard">---------------------------------------------------- Fin Slide 8</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re allani</meta:initial-creator>
    <meta:editing-cycles>4</meta:editing-cycles>
    <meta:creation-date>2016-05-18T14:45:00</meta:creation-date>
    <dc:date>2016-05-19T19:27:54.49</dc:date>
    <meta:editing-duration>PT5H9M6S</meta:editing-duration>
    <meta:generator>OpenOffice/4.1.2$Win32 OpenOffice.org_project/412m3$Build-9782</meta:generator>
    <meta:document-statistic meta:table-count="0" meta:image-count="0" meta:object-count="0" meta:page-count="2" meta:paragraph-count="18" meta:word-count="877" meta:character-count="55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